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763a"/>
    </style:style>
    <style:style style:name="P2" style:family="paragraph" style:parent-style-name="Text_20_body">
      <style:text-properties officeooo:paragraph-rsid="00052cd6"/>
    </style:style>
    <style:style style:name="P3" style:family="paragraph" style:parent-style-name="Text_20_body">
      <style:text-properties fo:font-weight="bold" officeooo:paragraph-rsid="00052cd6" style:font-weight-asian="bold" style:font-weight-complex="bold"/>
    </style:style>
    <style:style style:name="P4" style:family="paragraph" style:parent-style-name="Heading_20_1">
      <style:text-properties officeooo:rsid="00052cd6" officeooo:paragraph-rsid="00052cd6"/>
    </style:style>
    <style:style style:name="P5" style:family="paragraph" style:parent-style-name="Heading_20_1">
      <style:text-properties officeooo:paragraph-rsid="0003763a"/>
    </style:style>
    <style:style style:name="P6" style:family="paragraph" style:parent-style-name="Heading_20_1">
      <style:text-properties officeooo:rsid="0006e0b5" officeooo:paragraph-rsid="0006e0b5"/>
    </style:style>
    <style:style style:name="P7" style:family="paragraph" style:parent-style-name="Heading_20_2">
      <style:text-properties officeooo:rsid="0003763a" officeooo:paragraph-rsid="0003763a"/>
    </style:style>
    <style:style style:name="P8" style:family="paragraph" style:parent-style-name="Heading_20_2">
      <style:text-properties officeooo:rsid="0008d4f1" officeooo:paragraph-rsid="0008d4f1"/>
    </style:style>
    <style:style style:name="P9" style:family="paragraph" style:parent-style-name="Text_20_body">
      <style:text-properties officeooo:paragraph-rsid="00052cd6"/>
    </style:style>
    <style:style style:name="P10" style:family="paragraph" style:parent-style-name="Text_20_body">
      <style:text-properties officeooo:paragraph-rsid="0003763a"/>
    </style:style>
    <style:style style:name="T1" style:family="text">
      <style:text-properties officeooo:rsid="0006147e"/>
    </style:style>
    <style:style style:name="T2" style:family="text">
      <style:text-properties officeooo:rsid="0006e0b5"/>
    </style:style>
    <style:style style:name="T3" style:family="text">
      <style:text-properties officeooo:rsid="0003763a"/>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3">1. Fundamentals</text:span></text:h>
      <text:h text:style-name="P7" text:outline-level="2">1.1. Node</text:h>
      <text:p text:style-name="P1"/>
      <text:h text:style-name="P7" text:outline-level="2">1.2. Link</text:h>
      <text:p text:style-name="P1"/>
      <text:h text:style-name="P6" text:outline-level="1">2. Base concept</text:h>
      <text:h text:style-name="P8" text:outline-level="2">2.1. Game basics</text:h>
      <text:h text:style-name="P4" text:outline-level="1"><text:span text:style-name="T2">3</text:span>. Technical documentation</text:h>
      <text:p text:style-name="P2"/>
      <text:h text:style-name="Heading_20_2" text:outline-level="2"><text:span text:style-name="T2">3</text:span>.1. NodeService</text:h>
      <text:h text:style-name="Heading_20_3" text:outline-level="3"><text:span text:style-name="T2">3</text:span><text:span text:style-name="T1">.1.</text:span><text:span text:style-name="T2">1.</text:span><text:span text:style-name="T1"> </text:span>getUnreachableNodes(nodes, startNode, links)</text:h>
      <text:p text:style-name="P2"><text:span text:style-name="T4">Description:</text:span></text:p>
      <text:p text:style-name="P2">Returns an array of nodes that are not reachable from the given start node, either directly or indirectly, in a directed graph. The function uses a depth-first search (DFS) algorithm to visit all the nodes that are reachable from the start node, following both incoming and outgoing links. At the end of the search, the function returns all the nodes that have not been visited, which are the nodes that are unreachable from the start node.</text:p>
      <text:p text:style-name="P2"/>
      <text:p text:style-name="P2"><text:span text:style-name="T4">Parameters:</text:span></text:p>
      <text:p text:style-name="P2">nodes (Array): An array of Node objects representing the nodes in the graph.</text:p>
      <text:p text:style-name="P2">startNode (Object): The node to start the search from.</text:p>
      <text:p text:style-name="P2">links (Array): An array of Link objects representing the links in the graph.</text:p>
      <text:p text:style-name="P2">Returns:</text:p>
      <text:p text:style-name="P2"/>
      <text:p text:style-name="P2">(Array): An array of Node objects representing the unreachable nodes in the graph.</text:p>
      <text:p text:style-name="P2"/>
      <text:p text:style-name="P2"><text:span text:style-name="T4">Time complexity:</text:span></text:p>
      <text:p text:style-name="P2">O(n + e), where n is the number of nodes and e is the number of links. This is because we visit each node and link once during the DFS.</text:p>
      <text:p text:style-name="P2"><text:soft-page-break/></text:p>
      <text:p text:style-name="P2"><text:span text:style-name="T4">Space complexity:</text:span></text:p>
      <text:p text:style-name="P2">O(n). We use a set to store the visited nodes, which takes up O(n) space.</text:p>
      <text:p text:style-name="P2"/>
      <text:h text:style-name="Heading_20_3" text:outline-level="3"><text:span text:style-name="T2">3</text:span><text:span text:style-name="T1">.</text:span><text:span text:style-name="T2">1</text:span><text:span text:style-name="T1">.</text:span><text:span text:style-name="T2">2.</text:span><text:span text:style-name="T1"> </text:span>getDependentBranch(nodes, links, startNode)</text:h>
      <text:p text:style-name="P2"><text:span text:style-name="T4">Description:</text:span></text:p>
      <text:p text:style-name="P2">Returns an array of nodes in a directed graph that are dependent on the given start node. A node is considered dependent if it depends only on the start node or on other dependent nodes. The function uses a depth-first search (DFS) algorithm to visit all the nodes that are reachable from the start node, following the outgoing links. It stores the visited nodes in a set and keeps track of the number of incoming links for each node using a map. At the end of the search, the function returns all the visited nodes that have the same number of incoming links as stored in the map. It also includes the start node in the returned array.</text:p>
      <text:p text:style-name="P2"/>
      <text:p text:style-name="P2"><text:span text:style-name="T4">Parameters:</text:span></text:p>
      <text:p text:style-name="P2">nodes (Array): An array of Node objects representing the nodes in the graph.</text:p>
      <text:p text:style-name="P2">links (Array): An array of Link objects representing the links in the graph.</text:p>
      <text:p text:style-name="P2">startNode (Object): The node to start the search from.</text:p>
      <text:p text:style-name="P2">Returns:</text:p>
      <text:p text:style-name="P2"/>
      <text:p text:style-name="P2">(Array): An array of Node objects representing the dependent nodes in the graph.</text:p>
      <text:p text:style-name="P2"/>
      <text:p text:style-name="P2"><text:span text:style-name="T4">Time complexity:</text:span></text:p>
      <text:p text:style-name="P2">O(n + e), where n is the number of nodes and e is the number of links. This is because we visit each node and link once during the search.</text:p>
      <text:p text:style-name="P2"/>
      <text:p text:style-name="P2"><text:span text:style-name="T4">Space complexity:</text:span></text:p>
      <text:p text:style-name="P2">O(n). We use three data structures to store temporary information during the search: a queue, a set, and a map. These data structures take up O(n) space in the worst case.</text:p>
      <text:p text:style-name="P2"/>
      <text:h text:style-name="Heading_20_3" text:outline-level="3"><text:span text:style-name="T2">3.1.3. </text:span>retrieveStoryNEW(tokenURI)</text:h>
      <text:p text:style-name="P3">Description:</text:p>
      <text:p text:style-name="P2"/>
      <text:p text:style-name="P2"><text:soft-page-break/>Retrieves the contents of a file from IPFS by its content identifier (CID) and parses the file contents as JSON. The CID is extracted from the tokenURI parameter, which is a URI containing the CID of the file. The function uses the cat function from the ipfs-http-client library to retrieve the file in chunks, and then concatenates the chunks into a single string. The string is then parsed as JSON and returned.</text:p>
      <text:p text:style-name="P2"/>
      <text:p text:style-name="P2"><text:span text:style-name="T4">Parameters:</text:span></text:p>
      <text:p text:style-name="P2">tokenURI (String): A URI containing the CID of the file to be retrieved.</text:p>
      <text:p text:style-name="P2">Returns:</text:p>
      <text:p text:style-name="P2">(Object): The parsed JSON object.</text:p>
      <text:p text:style-name="P2"/>
      <text:p text:style-name="P2"><text:span text:style-name="T4">Time complexity:</text:span></text:p>
      <text:p text:style-name="P2">O(n), where n is the size of the file in bytes. This is because we read the file in chunks, and the time complexity is proportional to the size of the file.</text:p>
      <text:p text:style-name="P2"/>
      <text:p text:style-name="P3">Space complexity:</text:p>
      <text:p text:style-name="P2">O(n), where n is the size of the file in bytes. This is because we store the file in an array of chunks in memory.</text:p>
      <text:p text:style-name="P2"/>
      <text:p text:style-name="P2"><text:span text:style-name="T4">Dependencies:</text:span></text:p>
      <text:p text:style-name="P2">ipfs-http-client: A library for interacting with IPFS nodes over HTTP. It is used to retrieve the file from IPFS.</text:p>
      <text:p text:style-name="P2"/>
      <text:p text:style-name="P2"><text:span text:style-name="T4">Possible improvements:</text:span></text:p>
      <text:p text:style-name="P2">Use a streaming API, such as the ipfs.catReadableStream function from the ipfs library, to retrieve the file in a streaming fashion, instead of reading it into memory all at once. This would reduce the space complexity, but the time complexity would remain the same.</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hu" fo:country="H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1T16:10:08.385000000</meta:creation-date>
    <dc:date>2023-01-17T16:40:07.822000000</dc:date>
    <meta:editing-duration>PT1H22M30S</meta:editing-duration>
    <meta:editing-cycles>7</meta:editing-cycles>
    <meta:generator>LibreOffice/7.4.3.2$Windows_X86_64 LibreOffice_project/1048a8393ae2eeec98dff31b5c133c5f1d08b890</meta:generator>
    <meta:document-statistic meta:table-count="0" meta:image-count="0" meta:object-count="0" meta:page-count="3" meta:paragraph-count="48" meta:word-count="657" meta:character-count="3801" meta:non-whitespace-character-count="3192"/>
  </office:meta>
</office:document-meta>
</file>